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6aa6" officeooo:paragraph-rsid="001a6aa6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a6a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30th</text:span> of <text:span text:style-name="T4">May</text:span> 202<text:span text:style-name="T4">3</text:span> under the <text:span text:style-name="T4">3</text:span><text:span text:style-name="T3">0th</text:span> PA Meeting.</text:p>
      <text:p text:style-name="P1"/>
      <text:p text:style-name="P1">The Assembly, recognising the current situation,</text:p>
      <text:p text:style-name="P1"/>
      <text:p text:style-name="P4">Constitutes the need to nationalize the mushroom island located at X-5400 Z2300, this because there is only one and the person hasn’t played since January, it only contains a half built wall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FVerndari</text:p>
      <text:p text:style-name="P4">Comradedoggo_23</text:p>
      <text:p text:style-name="P4">eldegron</text:p>
      <text:p text:style-name="P4">lemongrassjam</text:p>
      <text:p text:style-name="P4">Thanster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0-3: To nationalize the mushroom island (-5400 2300)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48:21.670148983</dc:date>
    <meta:editing-duration>PT2M52S</meta:editing-duration>
    <meta:editing-cycles>6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3" meta:word-count="73" meta:character-count="487" meta:non-whitespace-character-count="427"/>
  </office:meta>
</office:document-meta>
</file>